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text:list-style style:name="L56">
      <text:list-level-style-bullet text:bullet-char="●" text:level="1">
        <style:list-level-properties fo:text-align="start" text:space-before="8mm"/>
      </text:list-level-style-bullet>
    </text:list-style>
    <style:style style:name="p57" style:family="paragraph">
      <style:paragraph-properties/>
    </style:style>
    <style:style style:name="p58" style:family="paragraph">
      <style:paragraph-properties fo:margin-top="9pt"/>
    </style:style>
    <style:style style:name="c36" style:family="text">
      <style:text-properties fo:font-weight="bold" fo:font-family="Sans" fo:color="#000000"/>
    </style:style>
    <style:style style:name="p39" style:family="paragraph">
      <style:paragraph-properties fo:margin-top="15pt" fo:margin-bottom="0pt" fo:margin-left="30pt" fo:margin-right="30pt"/>
    </style:style>
    <style:style style:name="p33" style:family="paragraph">
      <style:paragraph-properties fo:margin-top="12pt" fo:margin-bottom="9pt"/>
    </style:style>
    <style:style style:name="c34" style:family="text">
      <style:text-properties fo:font-weight="bold" fo:font-family="Sans" fo:color="#000000"/>
    </style:style>
    <style:style style:name="c35" style:family="text">
      <style:text-properties fo:font-weight="bold" fo:font-family="Sans" fo:color="#000000"/>
    </style:style>
    <style:style style:name="c45" style:family="text">
      <style:text-properties fo:font-weight="bold" fo:font-family="Sans" fo:color="#000000"/>
    </style:style>
    <style:style style:name="c46" style:family="text">
      <style:text-properties fo:font-weight="bold" fo:font-family="Sans" fo:color="#000000"/>
    </style:style>
    <style:style style:name="p40" style:family="paragraph">
      <style:paragraph-properties fo:margin-left="30pt" fo:margin-right="30pt"/>
    </style:style>
    <style:style style:name="c42" style:family="text">
      <style:text-properties fo:font-weight="bold" fo:font-family="Sans" fo:color="#000000"/>
    </style:style>
    <style:style style:name="c43" style:family="text">
      <style:text-properties fo:font-weight="bold" fo:font-family="Sans" fo:color="#000000"/>
    </style:style>
    <style:style style:name="p20" style:family="paragraph">
      <style:paragraph-properties fo:text-align="center"/>
    </style:style>
    <style:style style:name="T22" style:family="table">
      <style:table-properties fo:padding-left="7.5pt" fo:padding-right="7.5pt" style:vertical-align="top"/>
    </style:style>
    <style:style style:name="c23" style:family="text">
      <style:text-properties fo:font-weight="bold" fo:font-family="Sans" style:text-position="100%" fo:color="#000000"/>
    </style:style>
    <style:style style:name="s16" style:family="section">
      <style:section-properties fo:margin-top="7.5pt" fo:margin-bottom="7.5pt" fo:margin-left="0pt" fo:margin-right="0pt"/>
    </style:style>
    <style:style style:name="T17" style:family="table">
      <style:table-properties/>
    </style:style>
    <style:style style:name="p28" style:family="paragraph">
      <style:paragraph-properties fo:margin-top="0pt" fo:margin-bottom="0pt"/>
    </style:style>
    <style:style style:name="c30" style:family="text">
      <style:text-properties fo:font-weight="bold" fo:font-family="Sans" fo:color="#000000"/>
    </style:style>
    <style:style style:name="c31" style:family="text">
      <style:text-properties fo:font-weight="bold" fo:font-family="Sans" fo:color="#000000"/>
    </style:style>
    <style:style style:name="p24" style:family="paragraph">
      <style:paragraph-properties fo:text-align="start"/>
    </style:style>
    <style:style style:name="T26" style:family="table">
      <style:table-properties fo:padding-left="7.5pt" fo:padding-right="7.5pt" style:vertical-align="top"/>
    </style:style>
    <style:style style:name="c27" style:family="text">
      <style:text-properties fo:font-family="Sans" style:text-position="100%" fo:color="#000000"/>
    </style:style>
    <style:style style:name="p5" style:family="paragraph">
      <style:paragraph-properties fo:text-align="center" fo:margin-top="13.5pt" fo:margin-bottom="9pt"/>
    </style:style>
    <style:style style:name="c6" style:family="text">
      <style:text-properties fo:font-weight="bold" fo:font-family="Sans" fo:color="#000000"/>
    </style:style>
    <style:style style:name="s7" style:family="section">
      <style:section-properties/>
    </style:style>
    <style:style style:name="c0" style:family="text">
      <style:text-properties fo:font-family="Sans"/>
    </style:style>
    <style:style style:name="p1" style:family="paragraph">
      <style:paragraph-properties/>
    </style:style>
    <style:style style:name="c12" style:family="text">
      <style:text-properties fo:font-weight="bold" fo:font-family="Sans" fo:color="#000000"/>
    </style:style>
    <style:style style:name="p13" style:family="paragraph">
      <style:paragraph-properties fo:margin-top="9pt" fo:margin-bottom="9pt"/>
    </style:style>
    <style:style style:name="c14" style:family="text">
      <style:text-properties fo:font-family="Sans" fo:color="#000000"/>
    </style:style>
    <style:style style:name="c15" style:family="text">
      <style:text-properties fo:font-weight="bold" fo:font-family="Sans" fo:color="#000000"/>
    </style:style>
    <style:style style:name="c8" style:family="text">
      <style:text-properties fo:font-weight="bold" fo:font-family="Sans" fo:color="#000000"/>
    </style:style>
    <style:style style:name="p10" style:family="paragraph">
      <style:paragraph-properties fo:margin-top="13.5pt" fo:margin-bottom="9pt"/>
    </style:style>
    <style:style style:name="c11" style:family="text">
      <style:text-properties fo:font-weight="bold" fo:font-family="Sans" fo:color="#000000"/>
    </style:style>
    <style:style style:name="c52" style:family="text">
      <style:text-properties fo:font-weight="bold" fo:font-family="Sans" fo:color="#000000"/>
    </style:style>
    <style:style style:name="c53" style:family="text">
      <style:text-properties fo:font-style="italic" fo:font-family="Sans" fo:color="#000000"/>
    </style:style>
    <style:style style:name="p54" style:family="paragraph">
      <style:paragraph-properties fo:margin-top="9pt" fo:margin-bottom="9pt" fo:margin-left="27pt" fo:margin-right="27pt" fo:keep-together="true"/>
    </style:style>
    <style:style style:name="c55" style:family="text">
      <style:text-properties fo:font-family="monospace" fo:color="#000000"/>
    </style:style>
    <style:style style:name="c48" style:family="text">
      <style:text-properties fo:font-weight="bold" fo:font-family="Sans" fo:color="#000000"/>
    </style:style>
    <style:style style:name="c49" style:family="text">
      <style:text-properties fo:font-weight="bold" fo:font-family="Sans" fo:color="#000000"/>
    </style:style>
    <style:style style:name="c51" style:family="text">
      <style:text-properties fo:font-weight="bold" fo:font-family="Sans" fo:color="#000000"/>
    </style:style>
    <style:style style:name="p60" style:family="paragraph">
      <style:paragraph-properties fo:margin-bottom="15pt"/>
    </style:style>
  </office:automatic-styles>
  <office:body>
    <office:text>
      <text:p text:style-name="p5"><text:span>
          <draw:frame draw:name="./eccw/images/eccw_title.png" svg:width="2601pt" svg:height="686.25pt">
            <draw:image xlink:href="Pictures/Picture1"/>
          </draw:frame>
        </text:span></text:p>
      <text:p text:style-name="p10"><text:span text:style-name="c11">E</text:span><text:span text:style-name="c12">xact Critical Coulomb Wedge</text:span></text:p>
      <text:p text:style-name="p13"><text:span text:style-name="c15">ECCW</text:span><text:span text:style-name="c14"> allows to compute the exact solution of any parameter of critical Coulomb wedge (as Dahlen 1984 and Yuan et al. 2015). It allows to draw any of these solutions in the β vs α domain (basal slope against surface slope). Are availables compressive or extensive geological context and fluid pore pressure.</text:span></text:p>
      <table:table>
        <table:table-column table:number-columns-repeated="3"/>
        <table:table-row>
          <table:table-cell table:style-name="T22">
            <text:p text:style-name="p20"><text:span text:style-name="c23">Date</text:span></text:p>
          </table:table-cell>
          <table:table-cell table:style-name="T22">
            <text:p text:style-name="p20"><text:span text:style-name="c23">Version</text:span></text:p>
          </table:table-cell>
          <table:table-cell table:style-name="T22">
            <text:p text:style-name="p20"><text:span text:style-name="c23">Authors</text:span></text:p>
          </table:table-cell>
        </table:table-row>
        <table:table-row>
          <table:table-cell table:style-name="T26">
            <text:p text:style-name="p24"><text:span text:style-name="c27">2017-11-8</text:span></text:p>
          </table:table-cell>
          <table:table-cell table:style-name="T26">
            <text:p text:style-name="p24"><text:span text:style-name="c27">1</text:span></text:p>
          </table:table-cell>
          <table:table-cell table:style-name="T26">
            <text:p text:style-name="p24"><text:span text:style-name="c27">BCL Mary</text:span></text:p>
          </table:table-cell>
        </table:table-row>
      </table:table>
      <text:p text:style-name="p1"/>
      <text:p text:style-name="p28"/>
      <text:p text:style-name="p10"><text:span text:style-name="c31">I</text:span><text:span text:style-name="c12">nstallation</text:span></text:p>
      <text:p text:style-name="p33"><text:span text:style-name="c35">D</text:span><text:span text:style-name="c36">ependeancies</text:span></text:p>
      <text:p text:style-name="p39"><text:span text:style-name="c14">python3-pyqt4</text:span></text:p>
      <text:p text:style-name="p40"><text:span text:style-name="c14">canberra-gtk-module</text:span></text:p>
      <text:p text:style-name="p40"><text:span text:style-name="c14">python3-pykde4</text:span></text:p>
      <text:p text:style-name="p40"><text:span text:style-name="c14">python3-xmltodict</text:span></text:p>
      <text:p text:style-name="p40"><text:span text:style-name="c14">numpy</text:span></text:p>
      <text:p text:style-name="p40"><text:span text:style-name="c14">pyqt4-dev-tools ??</text:span></text:p>
      <text:p text:style-name="p33"><text:span text:style-name="c43">S</text:span><text:span text:style-name="c36">teps for installation</text:span></text:p>
      <text:p text:style-name="p10"><text:span text:style-name="c46">U</text:span><text:span text:style-name="c12">sage</text:span></text:p>
      <text:p text:style-name="p13"><text:span text:style-name="c14">Need a brief tuto here</text:span></text:p>
      <text:p text:style-name="p10"><text:span text:style-name="c49">C</text:span><text:span text:style-name="c12">ontributing</text:span></text:p>
      <text:p text:style-name="p33"><text:span text:style-name="c52">I</text:span><text:span text:style-name="c36">nformations for developpers</text:span></text:p>
      <text:p text:style-name="p13"><text:span text:style-name="c14">Convert xml .ui files created using </text:span><text:span text:style-name="c53">Qt-Designer</text:span><text:span text:style-name="c14"> into python files:</text:span></text:p>
      <text:p text:style-name="p54"><text:span text:style-name="c55">$ pyuic4 -x xxx.ui -o xxx_Viewer.py</text:span></text:p>
      <text:p text:style-name="p13"><text:span text:style-name="c15">Warning</text:span><text:span text:style-name="c14">: in files using KColorButton, conversion from xml to python3 is buggy. One need too add </text:span><text:span text:style-name="c55">from PyKDE4.kdeui import KColorButton</text:span><text:span text:style-name="c14"> and remove </text:span><text:span text:style-name="c55">from kcolorbutton import KColorButton</text:span></text:p>
      <text:p text:style-name="p13"><text:span text:style-name="c14">All graphical object (Qt-derived) get the following methods:</text:span></text:p>
      <text:list text:style-name="L56">
        <text:list-item>
          <text:p text:style-name="p58"><text:span text:style-name="c14">getParams: return an OrderedDict that describe the state of the object.</text:span></text:p>
        </text:list-item>
        <text:list-item>
          <text:p text:style-name="p57"><text:span text:style-name="c14">setParams: set the object with a dict obtained from getParams.</text:span></text:p>
        </text:list-item>
        <text:list-item>
          <text:p text:style-name="p60"><text:span text:style-name="c14">getSelect: return an OrderedDict that describe the selected parameters to treat (equal to getParams if the paramters gets single state).</text:span><text:span text:style-name="c0"> </text:span></text:p>
        </text:list-item>
      </text:list>
    </office:text>
  </office:body>
</office:document-content>
</file>